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18.014cm"/>
    </style:style>
    <style:style style:name="pr9" style:family="presentation" style:parent-style-name="oranssi-subtitle">
      <style:graphic-properties draw:fill="solid" draw:fill-color="#ffffff" draw:auto-grow-height="true" fo:min-height="18.06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FreeMono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7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</text:span><text:span text:style-name="T16">composto por </text:span><text:span text:style-name="T7">forca(int) </text:span><text:span text:style-name="T17">E</text:span><text:span text:style-name="T16"> </text:span><text:span text:style-name="T7">energia(int)</text:span><text:span text:style-name="T16"> </text:span><text:span text:style-name="T17">E </text:span><text:span text:style-name="T18">experiencia(int)</text:span><text:span text:style-name="T19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text-style-name="P7" draw:layer="layout" svg:width="20.101cm" svg:height="19.544cm" svg:x="1.066cm" svg:y="0.989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7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5" text:id="id25">Crie uma <text:span text:style-name="T11">struct</text:span> qualquer relacionada ao seu projeto.</text:p>
                <text:list>
                  <text:list-item>
                    <text:p xml:id="id26" text:id="id26">Seja criativo!</text:p>
                  </text:list-item>
                </text:list>
              </text:list-item>
              <text:list-item>
                <text:p xml:id="id27" text:id="id27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8" text:id="id28"><text:span text:style-name="T8">struct</text:span><text:span text:style-name="T11"> T t;</text:span></text:p>
                    <text:p xml:id="id29" text:id="id29"><text:span text:style-name="T11">preenche(&amp;t);</text:span></text:p>
                    <text:p xml:id="id30" text:id="id30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1" text:id="id31">Crie uma <text:span text:style-name="T11">struct</text:span> que contenha outra <text:span text:style-name="T11">struct</text:span>.</text:p>
                <text:list>
                  <text:list-item>
                    <text:p xml:id="id32" text:id="id32">Seja criativo!</text:p>
                  </text:list-item>
                </text:list>
              </text:list-item>
              <text:list-item>
                <text:p xml:id="id33" text:id="id33">Crie uma função <text:span text:style-name="T11">preenche2</text:span> que recebe um ponteiro para o novo tipo criado e leia os campos para a variável passada.</text:p>
                <text:list>
                  <text:list-item>
                    <text:p xml:id="id34" text:id="id34"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8</meta:editing-cycles>
    <meta:editing-duration>P58DT23H21M</meta:editing-duration>
    <meta:initial-creator>chico </meta:initial-creator>
    <dc:date>2018-05-23T17:51:42.174910754</dc:date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